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5.0307in"/>
    </style:style>
    <style:style style:name="co5" style:family="table-column">
      <style:table-column-properties fo:break-before="auto" style:column-width="1.8063in"/>
    </style:style>
    <style:style style:name="co6" style:family="table-column">
      <style:table-column-properties fo:break-before="auto" style:column-width="4.0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84d1"/>
      <style:text-properties fo:color="#000000"/>
    </style:style>
  </office:automatic-styles>
  <office:body>
    <office:spreadsheet>
      <table:table table:name="len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1">
          <table:table-cell office:value-type="string">
            <text:p>len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len101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len102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len10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len104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len105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len106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len107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len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len109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len11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len112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len113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len114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len115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len116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len117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len118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len119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len121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len122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len123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len124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len126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len127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len128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len129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len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len132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len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len134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len136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len137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len138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len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len141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len142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len143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string">
            <text:p>len144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len146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len147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len148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len149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len151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len15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len153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len154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len156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len157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len158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len159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len161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len162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len163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len164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len166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len167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len168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len169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len171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len172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len173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len17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len176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len177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len178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string">
            <text:p>len179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len181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len182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len183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string">
            <text:p>len184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len186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len187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string">
            <text:p>len188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len189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len191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len192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string">
            <text:p>len193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len194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len196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len197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string">
            <text:p>len198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len199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string">
            <text:p>len201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len202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len203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string">
            <text:p>len204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len206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string">
            <text:p>len207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len208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len209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len211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string">
            <text:p>len212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len213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len214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len216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string">
            <text:p>len217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len218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len219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len221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len222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len223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len224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string">
            <text:p>len226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string">
            <text:p>len227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len228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len229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len231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len232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len233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len234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string">
            <text:p>len23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len237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len238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string">
            <text:p>len239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string">
            <text:p>len24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text:p>len242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string">
            <text:p>len243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len244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len246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len247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len248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len249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len250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1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52">
            <text:p>2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2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53">
            <text:p>2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3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54">
            <text:p>2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4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6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57">
            <text:p>2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7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58">
            <text:p>2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8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59">
            <text:p>2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59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60">
            <text:p>26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1">
            <text:p>26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1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62">
            <text:p>2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2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63">
            <text:p>2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3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64">
            <text:p>26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4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65">
            <text:p>26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5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66">
            <text:p>2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6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7">
            <text:p>2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7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68">
            <text:p>26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8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9">
            <text:p>2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69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70">
            <text:p>27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1">
            <text:p>2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1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72">
            <text:p>27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2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73">
            <text:p>27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3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74">
            <text:p>2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4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75">
            <text:p>2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5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76">
            <text:p>27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6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77">
            <text:p>2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7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78">
            <text:p>2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en278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79">
            <text:p>279</text:p>
          </table:table-cell>
          <table:table-cell table:formula="of:=AVERAGE([.B152:.C152])" office:value-type="float" office:value="250.5">
            <text:p>250.5</text:p>
          </table:table-cell>
          <table:table-cell office:value-type="string">
            <text:p>(media del último grupo de talla)</text:p>
          </table:table-cell>
        </table:table-row>
        <table:table-row table:style-name="ro1">
          <table:table-cell table:style-name="ce1" office:value-type="string">
            <text:p>len279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280">
            <text:p>280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1">
          <table:table-cell table:style-name="ce1" office:value-type="string">
            <text:p>len28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81">
            <text:p>281</text:p>
          </table:table-cell>
          <table:table-cell table:style-name="ce2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table table:name="len5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1">
          <table:table-cell office:value-type="string">
            <text:p>len10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len105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4">
          <table:table-cell office:value-type="string">
            <text:p>len115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4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4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4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4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4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4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4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4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4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4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4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4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4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4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4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4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4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4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4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4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4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4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Bottlenose dolphin</text:p>
          </table:table-cell>
        </table:table-row>
        <table:table-row table:style-name="ro4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4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4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4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5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55">
            <text:p>255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55</text:p>
          </table:table-cell>
          <table:table-cell table:style-name="ce3" office:value-type="float" office:value="255">
            <text:p>255</text:p>
          </table:table-cell>
          <table:table-cell table:style-name="ce3" office:value-type="float" office:value="260">
            <text:p>260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6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265">
            <text:p>265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65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70">
            <text:p>270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70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275">
            <text:p>275</text:p>
          </table:table-cell>
          <table:table-cell table:formula="of:=AVERAGE([.B32:.C32])" office:value-type="float" office:value="252.5">
            <text:p>252.5</text:p>
          </table:table-cell>
          <table:table-cell office:value-type="string">
            <text:p>(media del último grupo de talla)</text:p>
          </table:table-cell>
        </table:table-row>
        <table:table-row table:style-name="ro4">
          <table:table-cell table:style-name="ce3" office:value-type="string">
            <text:p>len275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280">
            <text:p>280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4">
          <table:table-cell table:style-name="ce3" office:value-type="string">
            <text:p>len28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85">
            <text:p>285</text:p>
          </table:table-cell>
          <table:table-cell table:style-name="ce4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table table:name="len1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4">
          <table:table-cell office:value-type="string">
            <text:p>len110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4">
          <table:table-cell office:value-type="string">
            <text:p>len12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4">
          <table:table-cell office:value-type="string">
            <text:p>len135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4">
          <table:table-cell office:value-type="string">
            <text:p>len150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4">
          <table:table-cell office:value-type="string">
            <text:p>len165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Bottlenose dolphin</text:p>
          </table:table-cell>
        </table:table-row>
        <table:table-row table:style-name="ro4">
          <table:table-cell office:value-type="string">
            <text:p>len180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4">
          <table:table-cell office:value-type="string">
            <text:p>len195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4">
          <table:table-cell table:style-name="ce5" office:value-type="string">
            <text:p>len210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style-name="ce5" office:value-type="string">
            <text:p>len22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65">
            <text:p>265</text:p>
          </table:table-cell>
          <table:table-cell table:number-columns-repeated="2"/>
        </table:table-row>
        <table:table-row table:style-name="ro4">
          <table:table-cell table:style-name="ce3" office:value-type="string">
            <text:p>len24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80">
            <text:p>280</text:p>
          </table:table-cell>
          <table:table-cell table:formula="of:=AVERAGE([.B9:.C9])" office:value-type="float" office:value="242.5">
            <text:p>242.5</text:p>
          </table:table-cell>
          <table:table-cell office:value-type="string">
            <text:p>(media del último grupo de talla)</text:p>
          </table:table-cell>
        </table:table-row>
        <table:table-row table:style-name="ro4">
          <table:table-cell table:style-name="ce3" office:value-type="string">
            <text:p>len255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95">
            <text:p>295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4">
          <table:table-cell table:style-name="ce3" office:value-type="string">
            <text:p>len27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10">
            <text:p>310</text:p>
          </table:table-cell>
          <table:table-cell table:style-name="ce4" office:value-type="string">
            <text:p>Grupo plus 24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07-16T13:25:28</meta:creation-date>
    <dc:date>2015-04-22T20:47:47</dc:date>
    <meta:editing-duration>PT1H21M47S</meta:editing-duration>
    <meta:editing-cycles>6</meta:editing-cycles>
    <meta:generator>LibreOffice/3.5$Linux_X86_64 LibreOffice_project/350m1$Build-2</meta:generator>
    <meta:document-statistic meta:table-count="3" meta:cell-count="719" meta:object-count="0"/>
  </office:meta>
</office:document-meta>
</file>